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66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4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cm" fo:min-width="0.75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1cm" fo:min-width="0.75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0.367cm"/>
      <style:paragraph-properties style:writing-mode="lr-tb"/>
    </style:style>
    <style:style style:name="gr15" style:family="graphic" style:parent-style-name="Arrow_20_Line">
      <style:graphic-properties draw:textarea-horizontal-align="center" draw:textarea-vertical-align="middle" draw:line-distance="1.316cm"/>
      <style:paragraph-properties style:writing-mode="lr-tb"/>
    </style:style>
    <style:style style:name="gr16" style:family="graphic" style:parent-style-name="Arrow_20_Line">
      <style:graphic-properties draw:textarea-horizontal-align="center" draw:textarea-vertical-align="middle" draw:line-distance="0.58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95cm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marker-start-width="0.174cm" draw:marker-end-width="0.174cm" draw:stroke-linejoin="round" svg:stroke-linecap="butt" draw:fill="none" fo:padding-top="0.017cm" fo:padding-bottom="0.017cm" fo:padding-left="0.017cm" fo:padding-right="0.017cm"/>
    </style:style>
    <style:style style:name="gr19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7cm" fo:min-width="1.46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7cm" fo:min-width="1.61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5cm" fo:min-width="1.61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6cm" fo:min-width="1.61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5cm" fo:min-width="1.47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6cm" fo:min-width="1.6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5cm" fo:min-width="1.6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8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29" style:family="graphic" style:parent-style-name="standard">
      <style:graphic-properties draw:stroke="none" draw:fill="none" draw:fill-color="#e8e8e8" fo:min-height="0.715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text-properties style:font-name="Liberation Serif" fo:font-size="6pt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Liberation Serif" fo:font-size="6pt" fo:background-color="#ffffff"/>
    </style:style>
    <style:style style:name="P1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Sans1" fo:font-style="italic" style:font-style-asian="italic" style:font-style-complex="italic"/>
    </style:style>
    <style:style style:name="P14" style:family="paragraph">
      <style:paragraph-properties fo:text-align="center"/>
      <style:text-properties fo:color="#0000ff" fo:font-weight="bold"/>
    </style:style>
    <style:style style:name="P15" style:family="paragraph">
      <loext:graphic-properties draw:fill="none" draw:fill-color="#e8e8e8"/>
      <style:paragraph-properties fo:text-align="center" style:writing-mode="lr-tb"/>
      <style:text-properties fo:color="#0000ff" fo:font-size="6pt" fo:font-weight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fo:font-size="8pt"/>
    </style:style>
    <style:style style:name="T4" style:family="text">
      <style:text-properties fo:color="#000000" style:font-name="Liberation Serif" fo:font-size="6pt" style:font-size-asian="10pt" style:font-name-complex="DejaVuSans1" style:font-size-complex="10pt"/>
    </style:style>
    <style:style style:name="T5" style:family="text">
      <style:text-properties style:font-name="Liberation Serif" fo:font-size="6pt" style:font-size-asian="6pt" style:font-size-complex="6pt"/>
    </style:style>
    <style:style style:name="T6" style:family="text">
      <style:text-properties style:font-name="Liberation Serif" fo:font-size="6pt" fo:background-color="#ffffff" style:font-size-asian="6pt" style:font-size-complex="6pt"/>
    </style:style>
    <style:style style:name="T7" style:family="text">
      <style:text-properties fo:font-size="8pt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ize="6pt" style:font-weight-asian="bold" style:font-weight-complex="bold"/>
    </style:style>
    <style:style style:name="T9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3.166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2">Sensor and noise positions</text:span></text:p>
                <text:p text:style-name="P1"><text:span text:style-name="T1">Training dataset</text:span></text:p>
                <text:p text:style-name="P1"><text:span text:style-name="T3">Testing dataset</text:span></text:p>
                <text:p text:style-name="P1"><text:span text:style-name="T3">Model architecture</text:span></text:p>
              </text:list-header>
            </text:list>
          </draw:text-box>
        </draw:frame>
        <draw:custom-shape draw:style-name="gr2" draw:text-style-name="P3" draw:layer="layout" svg:width="3.628cm" svg:height="0.762cm" svg:x="0.523cm" svg:y="4.063cm">
          <text:p/>
          <draw:enhanced-geometry svg:viewBox="0 0 21600 21600" draw:type="rectangle" draw:enhanced-path="M 0 0 L 21600 0 21600 21600 0 21600 0 0 Z N"/>
        </draw:custom-shape>
        <draw:g>
          <draw:polygon draw:style-name="gr3" draw:text-style-name="P4" draw:layer="layout" svg:width="0cm" svg:height="0.063cm" svg:x="5.891cm" svg:y="6.604cm" svg:viewBox="0 0 0 64" draw:points="0,0 0,64">
            <text:p/>
          </draw:polygon>
          <draw:line draw:style-name="gr4" draw:text-style-name="P5" draw:layer="layout" svg:x1="5.891cm" svg:y1="6.604cm" svg:x2="5.891cm" svg:y2="6.668cm">
            <text:p/>
          </draw:line>
          <draw:polygon draw:style-name="gr3" draw:text-style-name="P4" draw:layer="layout" svg:width="0cm" svg:height="0.063cm" svg:x="6.913cm" svg:y="6.604cm" svg:viewBox="0 0 0 64" draw:points="0,0 0,64">
            <text:p/>
          </draw:polygon>
          <draw:line draw:style-name="gr4" draw:text-style-name="P5" draw:layer="layout" svg:x1="6.913cm" svg:y1="6.604cm" svg:x2="6.913cm" svg:y2="6.668cm">
            <text:p/>
          </draw:line>
          <draw:frame draw:style-name="gr5" draw:text-style-name="P7" draw:layer="layout" svg:width="0.76cm" svg:height="0.537cm" svg:x="5.753cm" svg:y="6.805cm">
            <draw:text-box>
              <text:p text:style-name="P6"><text:span text:style-name="T4">0.0</text:span></text:p>
            </draw:text-box>
          </draw:frame>
          <draw:polygon draw:style-name="gr3" draw:text-style-name="P4" draw:layer="layout" svg:width="0cm" svg:height="0.063cm" svg:x="7.935cm" svg:y="6.604cm" svg:viewBox="0 0 0 64" draw:points="0,0 0,64">
            <text:p/>
          </draw:polygon>
          <draw:line draw:style-name="gr4" draw:text-style-name="P5" draw:layer="layout" svg:x1="7.935cm" svg:y1="6.604cm" svg:x2="7.935cm" svg:y2="6.668cm">
            <text:p/>
          </draw:line>
          <draw:frame draw:style-name="gr6" draw:text-style-name="P7" draw:layer="layout" svg:width="0.759cm" svg:height="0.537cm" svg:x="6.773cm" svg:y="6.805cm">
            <draw:text-box>
              <text:p text:style-name="P6"><text:span text:style-name="T4">0.2</text:span></text:p>
            </draw:text-box>
          </draw:frame>
          <draw:polygon draw:style-name="gr3" draw:text-style-name="P4" draw:layer="layout" svg:width="0cm" svg:height="0.063cm" svg:x="8.956cm" svg:y="6.604cm" svg:viewBox="0 0 0 64" draw:points="0,0 0,64">
            <text:p/>
          </draw:polygon>
          <draw:line draw:style-name="gr4" draw:text-style-name="P5" draw:layer="layout" svg:x1="8.956cm" svg:y1="6.604cm" svg:x2="8.956cm" svg:y2="6.668cm">
            <text:p/>
          </draw:line>
          <draw:frame draw:style-name="gr7" draw:text-style-name="P7" draw:layer="layout" svg:width="0.758cm" svg:height="0.537cm" svg:x="7.796cm" svg:y="6.805cm">
            <draw:text-box>
              <text:p text:style-name="P6"><text:span text:style-name="T4">0.4</text:span></text:p>
            </draw:text-box>
          </draw:frame>
          <draw:polygon draw:style-name="gr3" draw:text-style-name="P4" draw:layer="layout" svg:width="0cm" svg:height="0.063cm" svg:x="9.978cm" svg:y="6.604cm" svg:viewBox="0 0 0 64" draw:points="0,0 0,64">
            <text:p/>
          </draw:polygon>
          <draw:line draw:style-name="gr4" draw:text-style-name="P5" draw:layer="layout" svg:x1="9.978cm" svg:y1="6.604cm" svg:x2="9.978cm" svg:y2="6.668cm">
            <text:p/>
          </draw:line>
          <draw:frame draw:style-name="gr8" draw:text-style-name="P7" draw:layer="layout" svg:width="0.761cm" svg:height="0.537cm" svg:x="8.815cm" svg:y="6.805cm">
            <draw:text-box>
              <text:p text:style-name="P6"><text:span text:style-name="T4">0.6</text:span></text:p>
            </draw:text-box>
          </draw:frame>
          <draw:polygon draw:style-name="gr3" draw:text-style-name="P4" draw:layer="layout" svg:width="0.061cm" svg:height="0cm" svg:x="5.574cm" svg:y="6.355cm" svg:viewBox="0 0 62 0" draw:points="62,0 0,0">
            <text:p/>
          </draw:polygon>
          <draw:line draw:style-name="gr4" draw:text-style-name="P5" draw:layer="layout" svg:x1="5.636cm" svg:y1="6.355cm" svg:x2="5.574cm" svg:y2="6.355cm">
            <text:p/>
          </draw:line>
          <draw:frame draw:style-name="gr9" draw:text-style-name="P7" draw:layer="layout" svg:width="0.757cm" svg:height="0.537cm" svg:x="9.84cm" svg:y="6.805cm">
            <draw:text-box>
              <text:p text:style-name="P6"><text:span text:style-name="T4">0.8 m </text:span></text:p>
            </draw:text-box>
          </draw:frame>
          <draw:polygon draw:style-name="gr3" draw:text-style-name="P4" draw:layer="layout" svg:width="0.061cm" svg:height="0cm" svg:x="5.574cm" svg:y="5.362cm" svg:viewBox="0 0 62 0" draw:points="62,0 0,0">
            <text:p/>
          </draw:polygon>
          <draw:line draw:style-name="gr4" draw:text-style-name="P5" draw:layer="layout" svg:x1="5.636cm" svg:y1="5.362cm" svg:x2="5.574cm" svg:y2="5.362cm">
            <text:p/>
          </draw:line>
          <draw:frame draw:style-name="gr10" draw:text-style-name="P7" draw:layer="layout" svg:width="0.357cm" svg:height="0.239cm" svg:x="5.231cm" svg:y="6.255cm">
            <draw:text-box>
              <text:p text:style-name="P6"><text:span text:style-name="T4">0.0</text:span></text:p>
            </draw:text-box>
          </draw:frame>
          <draw:polygon draw:style-name="gr3" draw:text-style-name="P4" draw:layer="layout" svg:width="0.061cm" svg:height="0cm" svg:x="5.574cm" svg:y="4.368cm" svg:viewBox="0 0 62 0" draw:points="62,0 0,0">
            <text:p/>
          </draw:polygon>
          <draw:line draw:style-name="gr4" draw:text-style-name="P5" draw:layer="layout" svg:x1="5.636cm" svg:y1="4.368cm" svg:x2="5.574cm" svg:y2="4.368cm">
            <text:p/>
          </draw:line>
          <draw:frame draw:style-name="gr7" draw:text-style-name="P7" draw:layer="layout" svg:width="0.758cm" svg:height="0.537cm" svg:x="5.231cm" svg:y="5.264cm">
            <draw:text-box>
              <text:p text:style-name="P6"><text:span text:style-name="T4">0.2</text:span></text:p>
            </draw:text-box>
          </draw:frame>
          <draw:polygon draw:style-name="gr3" draw:text-style-name="P4" draw:layer="layout" svg:width="0.061cm" svg:height="0cm" svg:x="5.574cm" svg:y="3.374cm" svg:viewBox="0 0 62 0" draw:points="62,0 0,0">
            <text:p/>
          </draw:polygon>
          <draw:line draw:style-name="gr4" draw:text-style-name="P5" draw:layer="layout" svg:x1="5.636cm" svg:y1="3.374cm" svg:x2="5.574cm" svg:y2="3.374cm">
            <text:p/>
          </draw:line>
          <draw:frame draw:style-name="gr11" draw:text-style-name="P7" draw:layer="layout" svg:width="0.758cm" svg:height="0.54cm" svg:x="5.231cm" svg:y="4.267cm">
            <draw:text-box>
              <text:p text:style-name="P6"><text:span text:style-name="T4">0.4</text:span></text:p>
            </draw:text-box>
          </draw:frame>
          <draw:polygon draw:style-name="gr3" draw:text-style-name="P4" draw:layer="layout" svg:width="0.061cm" svg:height="0cm" svg:x="5.574cm" svg:y="2.381cm" svg:viewBox="0 0 62 0" draw:points="62,0 0,0">
            <text:p/>
          </draw:polygon>
          <draw:line draw:style-name="gr4" draw:text-style-name="P5" draw:layer="layout" svg:x1="5.636cm" svg:y1="2.381cm" svg:x2="5.574cm" svg:y2="2.381cm">
            <text:p/>
          </draw:line>
          <draw:frame draw:style-name="gr11" draw:text-style-name="P7" draw:layer="layout" svg:width="0.758cm" svg:height="0.54cm" svg:x="5.231cm" svg:y="3.274cm">
            <draw:text-box>
              <text:p text:style-name="P6"><text:span text:style-name="T4">0.6</text:span></text:p>
            </draw:text-box>
          </draw:frame>
          <draw:line draw:style-name="gr12" draw:text-style-name="P5" draw:layer="layout" svg:x1="5.636cm" svg:y1="6.604cm" svg:x2="5.636cm" svg:y2="1.871cm">
            <text:p/>
          </draw:line>
          <draw:line draw:style-name="gr12" draw:text-style-name="P5" draw:layer="layout" svg:x1="5.636cm" svg:y1="6.604cm" svg:x2="10.438cm" svg:y2="6.604cm">
            <text:p/>
          </draw:line>
          <draw:frame draw:style-name="gr13" draw:text-style-name="P7" draw:layer="layout" svg:width="0.758cm" svg:height="0.541cm" svg:x="5.231cm" svg:y="2.281cm">
            <draw:text-box>
              <text:p text:style-name="P6"><text:span text:style-name="T4">0.8</text:span></text:p>
            </draw:text-box>
          </draw:frame>
          <draw:frame draw:style-name="gr14" draw:text-style-name="P8" draw:layer="layout" svg:width="0.311cm" svg:height="0.367cm" svg:x="5.222cm" svg:y="1.88cm">
            <draw:text-box>
              <text:p><text:span text:style-name="T4">(m)</text:span></text:p>
            </draw:text-box>
          </draw:frame>
          <draw:g>
            <draw:measure draw:style-name="gr15" draw:text-style-name="P9" draw:layer="layout" svg:x1="5.896cm" svg:y1="2.945cm" svg:x2="10.441cm" svg:y2="2.945cm">
              <text:p text:style-name="P9"><text:span text:style-name="T5">0.866 m</text:span></text:p>
            </draw:measure>
            <draw:measure draw:style-name="gr16" draw:text-style-name="P9" draw:layer="layout" svg:x1="10.153cm" svg:y1="1.928cm" svg:x2="10.153cm" svg:y2="6.347cm">
              <text:p text:style-name="P9"/>
              <text:p text:style-name="P9"><text:span text:style-name="T5"/></text:p>
            </draw:measure>
            <draw:frame draw:style-name="gr17" draw:text-style-name="P11" draw:layer="layout" svg:width="0.595cm" svg:height="0.239cm" svg:x="10.505cm" svg:y="3.818cm">
              <draw:text-box>
                <text:p text:style-name="P10"><text:span text:style-name="T6">0.90 m</text:span></text:p>
              </draw:text-box>
            </draw:frame>
            <draw:line draw:style-name="gr18" draw:text-style-name="P5" draw:layer="layout" svg:x1="5.896cm" svg:y1="6.351cm" svg:x2="5.896cm" svg:y2="1.928cm">
              <text:p/>
            </draw:line>
            <draw:line draw:style-name="gr18" draw:text-style-name="P5" draw:layer="layout" svg:x1="10.448cm" svg:y1="6.351cm" svg:x2="10.448cm" svg:y2="1.928cm">
              <text:p/>
            </draw:line>
            <draw:line draw:style-name="gr18" draw:text-style-name="P5" draw:layer="layout" svg:x1="5.896cm" svg:y1="6.351cm" svg:x2="10.448cm" svg:y2="6.351cm">
              <text:p/>
            </draw:line>
            <draw:line draw:style-name="gr18" draw:text-style-name="P5" draw:layer="layout" svg:x1="5.896cm" svg:y1="1.928cm" svg:x2="10.448cm" svg:y2="1.928cm">
              <text:p/>
            </draw:line>
          </draw:g>
        </draw:g>
        <draw:path draw:style-name="gr19" draw:text-style-name="P4" draw:layer="layout" svg:width="0.054cm" svg:height="0.054cm" svg:x="9.865cm" svg:y="2.439cm" svg:viewBox="0 0 55 55" svg:d="M28 55c7 0 14-3 19-8s8-12 8-19c0-8-3-15-8-20s-12-8-19-8-15 3-20 8-8 12-8 20c0 7 3 14 8 19s13 8 20 8z">
          <text:p/>
        </draw:path>
        <draw:path draw:style-name="gr19" draw:text-style-name="P4" draw:layer="layout" svg:width="0.054cm" svg:height="0.054cm" svg:x="6.425cm" svg:y="2.439cm" svg:viewBox="0 0 55 55" svg:d="M27 55c8 0 14-3 20-8 5-5 8-12 8-19 0-8-3-15-8-20-6-5-12-8-20-8-7 0-14 3-19 8s-8 12-8 20c0 7 3 14 8 19s12 8 19 8z">
          <text:p/>
        </draw:path>
        <draw:path draw:style-name="gr19" draw:text-style-name="P4" draw:layer="layout" svg:width="0.054cm" svg:height="0.054cm" svg:x="8.882cm" svg:y="3.395cm" svg:viewBox="0 0 55 55" svg:d="M28 55c7 0 14-3 19-8 6-5 8-12 8-19 0-8-2-15-8-20-5-5-12-8-19-8-8 0-15 3-20 8s-8 12-8 20c0 7 3 14 8 19s12 8 20 8z">
          <text:p/>
        </draw:path>
        <draw:path draw:style-name="gr19" draw:text-style-name="P4" draw:layer="layout" svg:width="0.054cm" svg:height="0.053cm" svg:x="6.425cm" svg:y="5.786cm" svg:viewBox="0 0 55 54" svg:d="M27 54c8 0 14-2 20-7 5-6 8-13 8-20s-3-14-8-19c-6-5-12-8-20-8-7 0-14 3-19 8s-8 12-8 19 3 14 8 20c5 5 12 7 19 7z">
          <text:p/>
        </draw:path>
        <draw:path draw:style-name="gr19" draw:text-style-name="P4" draw:layer="layout" svg:width="0.054cm" svg:height="0.053cm" svg:x="9.865cm" svg:y="5.786cm" svg:viewBox="0 0 55 54" svg:d="M28 54c7 0 14-2 19-7 5-6 8-13 8-20s-3-14-8-19-12-8-19-8-15 3-20 8-8 12-8 19 3 14 8 20c5 5 13 7 20 7z">
          <text:p/>
        </draw:path>
        <draw:path draw:style-name="gr19" draw:text-style-name="P4" draw:layer="layout" svg:width="0.054cm" svg:height="0.054cm" svg:x="7.408cm" svg:y="4.829cm" svg:viewBox="0 0 55 55" svg:d="M27 55c8 0 15-3 20-8 6-5 8-12 8-20 0-7-2-14-8-19-5-5-12-8-20-8-7 0-14 3-19 8s-8 12-8 19c0 8 3 15 8 20s12 8 19 8z">
          <text:p/>
        </draw:path>
        <draw:path draw:style-name="gr19" draw:text-style-name="P4" draw:layer="layout" svg:width="0.054cm" svg:height="0.054cm" svg:x="7.899cm" svg:y="1.961cm" svg:viewBox="0 0 55 55" svg:d="M27 55c8 0 15-3 20-9 5-5 8-12 8-19s-3-14-8-19-12-8-20-8c-7 0-14 3-19 8s-8 12-8 19 3 14 8 19c5 6 12 9 19 9z">
          <text:p/>
        </draw:path>
        <draw:path draw:style-name="gr19" draw:text-style-name="P4" draw:layer="layout" svg:width="0.054cm" svg:height="0.054cm" svg:x="8.882cm" svg:y="4.829cm" svg:viewBox="0 0 55 55" svg:d="M28 55c7 0 14-3 19-8 6-5 8-12 8-20 0-7-2-14-8-19-5-5-12-8-19-8-8 0-15 3-20 8s-8 12-8 19c0 8 3 15 8 20s12 8 20 8z">
          <text:p/>
        </draw:path>
        <draw:path draw:style-name="gr19" draw:text-style-name="P4" draw:layer="layout" svg:width="0.054cm" svg:height="0.054cm" svg:x="5.933cm" svg:y="4.351cm" svg:viewBox="0 0 55 55" svg:d="M27 55c8 0 15-3 20-8 6-5 8-12 8-19 0-8-2-15-8-20-5-5-12-8-20-8-7 0-14 3-19 8s-8 12-8 20c0 7 3 14 8 19s12 8 19 8z">
          <text:p/>
        </draw:path>
        <draw:path draw:style-name="gr19" draw:text-style-name="P4" draw:layer="layout" svg:width="0.054cm" svg:height="0.054cm" svg:x="7.408cm" svg:y="3.395cm" svg:viewBox="0 0 55 55" svg:d="M27 55c8 0 15-3 20-8 6-5 8-12 8-19 0-8-2-15-8-20-5-5-12-8-20-8-7 0-14 3-19 8s-8 12-8 20c0 7 3 14 8 19s12 8 19 8z">
          <text:p/>
        </draw:path>
        <draw:path draw:style-name="gr19" draw:text-style-name="P4" draw:layer="layout" svg:width="0.054cm" svg:height="0.053cm" svg:x="8.391cm" svg:y="6.264cm" svg:viewBox="0 0 55 54" svg:d="M27 54c8 0 15-2 20-8 5-5 8-12 8-19 0-8-3-14-8-19s-12-8-20-8c-7 0-14 3-19 8s-8 11-8 19c0 7 3 14 8 19 5 6 12 8 19 8z">
          <text:p/>
        </draw:path>
        <draw:frame draw:style-name="gr20" draw:text-style-name="P7" draw:layer="layout" svg:width="1.469cm" svg:height="0.317cm" svg:x="9.258cm" svg:y="2.544cm">
          <draw:text-box>
            <text:p text:style-name="P6"><text:span text:style-name="T4">(0.76, 0.790)</text:span></text:p>
          </draw:text-box>
        </draw:frame>
        <draw:frame draw:style-name="gr21" draw:text-style-name="P7" draw:layer="layout" svg:width="1.612cm" svg:height="0.317cm" svg:x="6.05cm" svg:y="2.544cm">
          <draw:text-box>
            <text:p text:style-name="P6"><text:span text:style-name="T4">(0.105, 0.790)</text:span></text:p>
          </draw:text-box>
        </draw:frame>
        <draw:frame draw:style-name="gr22" draw:text-style-name="P7" draw:layer="layout" svg:width="1.612cm" svg:height="0.315cm" svg:x="8.282cm" svg:y="3.502cm">
          <draw:text-box>
            <text:p text:style-name="P6"><text:span text:style-name="T4">(0.573, 0.595)</text:span></text:p>
          </draw:text-box>
        </draw:frame>
        <draw:frame draw:style-name="gr22" draw:text-style-name="P7" draw:layer="layout" svg:width="1.612cm" svg:height="0.315cm" svg:x="6.026cm" svg:y="5.893cm">
          <draw:text-box>
            <text:p text:style-name="P6"><text:span text:style-name="T4">(0.105, 0.109)</text:span></text:p>
          </draw:text-box>
        </draw:frame>
        <draw:frame draw:style-name="gr23" draw:text-style-name="P7" draw:layer="layout" svg:width="1.612cm" svg:height="0.316cm" svg:x="9.134cm" svg:y="3.978cm">
          <draw:text-box>
            <text:p text:style-name="P6"><text:span text:style-name="T4">(0.853, 0.498)</text:span></text:p>
          </draw:text-box>
        </draw:frame>
        <draw:frame draw:style-name="gr24" draw:text-style-name="P7" draw:layer="layout" svg:width="1.473cm" svg:height="0.315cm" svg:x="9.249cm" svg:y="5.893cm">
          <draw:text-box>
            <text:p text:style-name="P6"><text:span text:style-name="T4">(0.76, 0.109)</text:span></text:p>
          </draw:text-box>
        </draw:frame>
        <draw:frame draw:style-name="gr23" draw:text-style-name="P7" draw:layer="layout" svg:width="1.612cm" svg:height="0.316cm" svg:x="6.833cm" svg:y="4.936cm">
          <draw:text-box>
            <text:p text:style-name="P6"><text:span text:style-name="T4">(0.292, 0.303)</text:span></text:p>
          </draw:text-box>
        </draw:frame>
        <draw:frame draw:style-name="gr25" draw:text-style-name="P7" draw:layer="layout" svg:width="1.61cm" svg:height="0.316cm" svg:x="7.251cm" svg:y="2.067cm">
          <draw:text-box>
            <text:p text:style-name="P6"><text:span text:style-name="T4">(0.386, 0.887)</text:span></text:p>
          </draw:text-box>
        </draw:frame>
        <draw:frame draw:style-name="gr23" draw:text-style-name="P7" draw:layer="layout" svg:width="1.612cm" svg:height="0.316cm" svg:x="8.282cm" svg:y="4.936cm">
          <draw:text-box>
            <text:p text:style-name="P6"><text:span text:style-name="T4">(0.573, 0.303)</text:span></text:p>
          </draw:text-box>
        </draw:frame>
        <draw:frame draw:style-name="gr26" draw:text-style-name="P7" draw:layer="layout" svg:width="1.61cm" svg:height="0.315cm" svg:x="6.058cm" svg:y="4.458cm">
          <draw:text-box>
            <text:p text:style-name="P6"><text:span text:style-name="T4">(0.012, 0.401)</text:span></text:p>
          </draw:text-box>
        </draw:frame>
        <draw:frame draw:style-name="gr22" draw:text-style-name="P7" draw:layer="layout" svg:width="1.612cm" svg:height="0.315cm" svg:x="6.833cm" svg:y="3.502cm">
          <draw:text-box>
            <text:p text:style-name="P6"><text:span text:style-name="T4">(0.292, 0.595)</text:span></text:p>
          </draw:text-box>
        </draw:frame>
        <draw:frame draw:style-name="gr22" draw:text-style-name="P7" draw:layer="layout" svg:width="1.612cm" svg:height="0.315cm" svg:x="7.606cm" svg:y="5.896cm">
          <draw:text-box>
            <text:p text:style-name="P6"><text:span text:style-name="T4">(0.479, 0.012)</text:span></text:p>
          </draw:text-box>
        </draw:frame>
        <draw:frame draw:style-name="gr27" draw:text-style-name="P12" draw:layer="layout" svg:width="12.192cm" svg:height="0.887cm" svg:x="0cm" svg:y="0.002cm">
          <draw:text-box>
            <text:p text:style-name="P10"><text:span text:style-name="T1">TinyML Application: CNN Sensor Analytics for Structural Health Monitoring</text:span></text:p>
          </draw:text-box>
        </draw:frame>
        <draw:path draw:style-name="gr19" draw:text-style-name="P4" draw:layer="layout" svg:width="0.054cm" svg:height="0.054cm" svg:x="10.362cm" svg:y="3.897cm" svg:viewBox="0 0 55 55" svg:d="M28 55c7 0 14-3 19-8 6-5 8-12 8-19 0-8-2-15-8-20-5-5-12-8-19-8-8 0-15 3-20 8s-8 12-8 20c0 7 3 14 8 19s12 8 20 8z">
          <text:p/>
        </draw:path>
        <draw:frame draw:style-name="gr28" draw:text-style-name="P13" draw:layer="layout" svg:width="6.985cm" svg:height="0.627cm" svg:x="4.727cm" svg:y="7.496cm">
          <draw:text-box>
            <text:p><text:span text:style-name="T7">Training dataset = 12 (excitation points) x 30,000 (samples)</text:span></text:p>
          </draw:text-box>
        </draw:frame>
        <draw:frame draw:style-name="gr29" draw:text-style-name="P15" draw:layer="layout" svg:width="1.979cm" svg:height="0.715cm" svg:x="7.212cm" svg:y="3.969cm">
          <draw:text-box>
            <text:p text:style-name="P14"><text:span text:style-name="T8">Labels</text:span></text:p>
            <text:p text:style-name="P14"><text:span text:style-name="T9">X and Y coordinat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21:13:03.199255902</dc:date>
    <meta:editing-duration>PT4H51M29S</meta:editing-duration>
    <meta:editing-cycles>87</meta:editing-cycles>
    <meta:document-statistic meta:object-count="71"/>
  </office:meta>
</office:document-meta>
</file>